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loext:graphic-properties draw:fill="none"/>
      <style:paragraph-properties fo:margin-left="0in" fo:margin-right="0in" fo:margin-top="0in" fo:margin-bottom="0in" loext:contextual-spacing="false" fo:line-height="120%" fo:text-align="end" style:justify-single-word="false" fo:text-indent="0in" style:auto-text-indent="false" fo:background-color="transparent"/>
      <style:text-properties style:font-name="Liberation Serif" fo:language="en" fo:country="US" fo:font-weight="bold" officeooo:rsid="000dd4b7" officeooo:paragraph-rsid="0019448f" style:font-weight-asian="bold" style:font-weight-complex="bold"/>
    </style:style>
    <style:style style:name="P2" style:family="paragraph" style:parent-style-name="Text_20_body">
      <style:paragraph-properties fo:margin-top="0in" fo:margin-bottom="0in" loext:contextual-spacing="false" fo:line-height="120%" fo:text-align="end" style:justify-single-word="false"/>
      <style:text-properties style:font-name="Liberation Serif" fo:language="en" fo:country="US" fo:font-weight="bold" officeooo:rsid="000dd4b7" officeooo:paragraph-rsid="0019448f" style:font-weight-asian="bold" style:font-weight-complex="bold"/>
    </style:style>
    <style:style style:name="P3" style:family="paragraph" style:parent-style-name="Text_20_body" style:master-page-name="">
      <style:paragraph-properties fo:margin-top="0in" fo:margin-bottom="0in" loext:contextual-spacing="false" fo:line-height="120%" fo:text-align="end" style:justify-single-word="false" style:page-number="auto"/>
      <style:text-properties style:font-name="Liberation Serif" fo:language="en" fo:country="US" fo:font-weight="bold" officeooo:rsid="000dd4b7" officeooo:paragraph-rsid="0019448f" style:font-weight-asian="bold" style:font-weight-complex="bold"/>
    </style:style>
    <style:style style:name="P4"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4909in"/>
        </style:tab-stops>
      </style:paragraph-properties>
      <style:text-properties fo:language="en" fo:country="US" style:text-underline-style="none" officeooo:rsid="001b4987" officeooo:paragraph-rsid="001b4987"/>
    </style:style>
    <style:style style:name="P5"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4909in"/>
        </style:tab-stops>
      </style:paragraph-properties>
      <style:text-properties fo:language="en" fo:country="US" style:text-underline-style="none" officeooo:rsid="001b4987" officeooo:paragraph-rsid="001beecd"/>
    </style:style>
    <style:style style:name="P6"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4909in"/>
        </style:tab-stops>
      </style:paragraph-properties>
      <style:text-properties fo:language="en" fo:country="US" style:text-underline-style="none" officeooo:rsid="001b4987" officeooo:paragraph-rsid="001d3759"/>
    </style:style>
    <style:style style:name="P7"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4909in"/>
        </style:tab-stops>
      </style:paragraph-properties>
      <style:text-properties fo:language="en" fo:country="US" style:text-underline-style="none" officeooo:rsid="001d3759" officeooo:paragraph-rsid="001d3759"/>
    </style:style>
    <style:style style:name="P8"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4909in"/>
        </style:tab-stops>
      </style:paragraph-properties>
      <style:text-properties fo:language="en" fo:country="US" officeooo:rsid="001b4987" officeooo:paragraph-rsid="001d3759"/>
    </style:style>
    <style:style style:name="P9"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ab-stops>
          <style:tab-stop style:position="0.4909in"/>
        </style:tab-stops>
      </style:paragraph-properties>
      <style:text-properties style:font-name="Liberation Serif" fo:language="en" fo:country="US" officeooo:rsid="001b4987" officeooo:paragraph-rsid="001b4987"/>
    </style:style>
    <style:style style:name="P10" style:family="paragraph" style:parent-style-name="Text_20_body" style:list-style-name="L1">
      <loext:graphic-properties draw:fill="none"/>
      <style:paragraph-properties fo:margin-top="0in" fo:margin-bottom="0.0972in" loext:contextual-spacing="false" fo:line-height="120%" fo:text-align="start" style:justify-single-word="false" fo:background-color="transparent">
        <style:tab-stops>
          <style:tab-stop style:position="0.4909in"/>
        </style:tab-stops>
      </style:paragraph-properties>
      <style:text-properties fo:language="en" fo:country="US" style:text-underline-style="none" officeooo:rsid="001b4987" officeooo:paragraph-rsid="001f051f"/>
    </style:style>
    <style:style style:name="P11" style:family="paragraph" style:parent-style-name="Text_20_body">
      <loext:graphic-properties draw:fill="none"/>
      <style:paragraph-properties fo:margin-top="0in" fo:margin-bottom="0.0972in" loext:contextual-spacing="false" fo:line-height="120%" fo:text-align="start" style:justify-single-word="false" fo:background-color="transparent">
        <style:tab-stops>
          <style:tab-stop style:position="0.4909in"/>
        </style:tab-stops>
      </style:paragraph-properties>
      <style:text-properties fo:language="en" fo:country="US" style:text-underline-style="none" officeooo:rsid="001b4987" officeooo:paragraph-rsid="001f051f"/>
    </style:style>
    <style:style style:name="P12" style:family="paragraph" style:parent-style-name="Text_20_body">
      <loext:graphic-properties draw:fill="none"/>
      <style:paragraph-properties fo:margin-top="0in" fo:margin-bottom="0.0972in" loext:contextual-spacing="false" fo:line-height="120%" fo:text-align="start" style:justify-single-word="false" fo:background-color="transparent">
        <style:tab-stops>
          <style:tab-stop style:position="0.4909in"/>
        </style:tab-stops>
      </style:paragraph-properties>
      <style:text-properties fo:language="en" fo:country="US" style:text-underline-style="none" officeooo:rsid="00205207" officeooo:paragraph-rsid="00205207"/>
    </style:style>
    <style:style style:name="P13" style:family="paragraph" style:parent-style-name="Text_20_body">
      <loext:graphic-properties draw:fill="none"/>
      <style:paragraph-properties fo:margin-top="0in" fo:margin-bottom="0.0972in" loext:contextual-spacing="false" fo:line-height="120%" fo:text-align="start" style:justify-single-word="false" fo:background-color="transparent">
        <style:tab-stops>
          <style:tab-stop style:position="0.4909in"/>
        </style:tab-stops>
      </style:paragraph-properties>
      <style:text-properties fo:language="en" fo:country="US" style:text-underline-style="none" officeooo:rsid="001f051f" officeooo:paragraph-rsid="001f051f"/>
    </style:style>
    <style:style style:name="P14" style:family="paragraph" style:parent-style-name="Standard">
      <style:text-properties fo:language="en" fo:country="US" officeooo:rsid="0019448f" officeooo:paragraph-rsid="0019448f"/>
    </style:style>
    <style:style style:name="P15" style:family="paragraph" style:parent-style-name="Standard">
      <style:paragraph-properties fo:text-align="center" style:justify-single-word="false"/>
      <style:text-properties fo:language="en" fo:country="US" fo:font-weight="bold" officeooo:rsid="0019448f" officeooo:paragraph-rsid="0019448f" style:font-weight-asian="bold" style:font-weight-complex="bold"/>
    </style:style>
    <style:style style:name="T1" style:family="text">
      <style:text-properties style:font-name="Liberation Serif"/>
    </style:style>
    <style:style style:name="T2" style:family="text">
      <style:text-properties style:font-name="Liberation Serif" officeooo:rsid="001beecd"/>
    </style:style>
    <style:style style:name="T3" style:family="text">
      <style:text-properties style:font-name="Liberation Serif" officeooo:rsid="001d3759"/>
    </style:style>
    <style:style style:name="T4" style:family="text">
      <style:text-properties style:font-name="Liberation Serif" officeooo:rsid="0019448f"/>
    </style:style>
    <style:style style:name="T5" style:family="text">
      <style:text-properties style:font-name="Liberation Serif" style:text-underline-style="none" officeooo:rsid="001d3759"/>
    </style:style>
    <style:style style:name="T6" style:family="text">
      <style:text-properties style:font-name="Liberation Serif" style:text-underline-style="none" officeooo:rsid="0019448f"/>
    </style:style>
    <style:style style:name="T7" style:family="text">
      <style:text-properties style:font-name="Liberation Serif" style:text-underline-style="none" fo:font-weight="normal" officeooo:rsid="001d3759" style:font-weight-asian="normal" style:font-weight-complex="normal"/>
    </style:style>
    <style:style style:name="T8" style:family="text">
      <style:text-properties style:font-name="Liberation Serif" officeooo:rsid="001f051f"/>
    </style:style>
    <style:style style:name="T9" style:family="text">
      <style:text-properties style:font-name="Liberation Serif" fo:font-weight="normal" officeooo:rsid="0019448f" style:font-weight-asian="normal" style:font-weight-complex="normal"/>
    </style:style>
    <style:style style:name="T10" style:family="text">
      <style:text-properties style:font-name="Liberation Serif" fo:font-weight="normal" officeooo:rsid="001d3759" style:font-weight-asian="normal" style:font-weight-complex="normal"/>
    </style:style>
    <style:style style:name="T11" style:family="text">
      <style:text-properties style:font-name="Liberation Serif" officeooo:rsid="002052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drew Nedilko</text:p>
      <text:p text:style-name="P2">Final Project</text:p>
      <text:p text:style-name="P2">IS 531: Foundations of Data Curation</text:p>
      <text:p text:style-name="P1">Fall 2017</text:p>
      <text:p text:style-name="P14"/>
      <text:p text:style-name="P15">Memo (Part 2)</text:p>
      <text:p text:style-name="P9">ATTN: My new director</text:p>
      <text:p text:style-name="P4"><text:span text:style-name="T1">Dear Mr. Director,</text:span></text:p>
      <text:p text:style-name="P4"><text:span text:style-name="T1">As you are aware, data science is a very important field of our company’s activities. It produces a solid basis for our operations, provides justification for many of our important decisions, and is of paramount importance for all data-</text:span><text:span text:style-name="T11">related </text:span><text:span text:style-name="T1">practices.</text:span></text:p>
      <text:p text:style-name="P5"><text:span text:style-name="T2">I would like to draw your attention to a very interesting fact. Data science can actually be defined as a combination of two activities: data curation and data analytics. The role of data curation is ensuring that data can be efficiently and reliably found and used, while data analytics is concerned with employing specific techniques to extract knowledge from data. Therefore, data curation is the first phase of data science, and any valid and justified data analysis is impossible without it.</text:span></text:p>
      <text:p text:style-name="P6"><text:span text:style-name="T2">I should also add that d</text:span><text:span text:style-name="T1">ata curation </text:span><text:span text:style-name="T2">enables </text:span><text:span text:style-name="T1">the active and </text:span><text:span text:style-name="T2">continuous </text:span><text:span text:style-name="T1">management of data through its life cycle.</text:span><text:span text:style-name="T2"> </text:span><text:span text:style-name="T11">C</text:span><text:span text:style-name="T1">uration activities </text:span><text:span text:style-name="T11">enable</text:span><text:span text:style-name="T2"> </text:span><text:span text:style-name="T1">data discovery and retrieval, </text:span><text:span text:style-name="T2">support </text:span><text:span text:style-name="T1">quality, add value, </text:span><text:span text:style-name="T2">ensure data </text:span><text:span text:style-name="T1">re-use over time. </text:span><text:span text:style-name="T2">All of this makes this “first stage” of data science a very important step on the path of getting the correct and valid results of data analysis. And, as you of course know, the competitiveness of our company is directly related to the quality of the analysis that we do. I am sure that without properly organized and managed data curation, our company will not implement its full potential and may get behind its competitors in a number of areas.</text:span></text:p>
      <text:p text:style-name="P6"><text:span text:style-name="T3">This is due to a simple fact that in the world of interdisciplinary challenges, curatorial activities provide us with means to manage large volumes of rapidly changing data which is often heterogeneous in nature and developed by different sources, and which “must be retrieved, authenticated, reformatted, integrated with other data and managed for effective use, and demonstrably reliable even after processing and preparation.” It is needless to say that without successful data curation it is impossible to achieve successful data analysis. </text:span><text:span text:style-name="T11">Otherwise, t</text:span><text:span text:style-name="T3">he latter becomes extremely expensive and very unreliable</text:span></text:p>
      <text:p text:style-name="P7"><text:span text:style-name="T2">A</text:span><text:span text:style-name="T1">nother interesting, but underestimated argument in favor of data curation is that most of the costs related to data use is associated with curation, and not analysis. Also, the much greater part of personnel focuses on curation, not analysis. I am sure that any data manager in our industry can confirm this to you right away.</text:span></text:p>
      <text:p text:style-name="P7"><text:span text:style-name="T1">I am aware of the fact that you are not sure if funding of curatorial activities should continue. Please consider the</text:span><text:span text:style-name="T11">se arguments </text:span><text:span text:style-name="T1">when </text:span><text:span text:style-name="T11">making </text:span><text:span text:style-name="T1">your decision. I </text:span><text:span text:style-name="T11">would like </text:span><text:span text:style-name="T1">to assure you that data curation is the foundation of success in data science.</text:span></text:p>
      <text:p text:style-name="P4"><text:span text:style-name="T1"/></text:p>
      <text:p text:style-name="P4"><text:soft-page-break/><text:span text:style-name="T1"/></text:p>
      <text:p text:style-name="P8"><text:span text:style-name="T7">The </text:span><text:span text:style-name="T9">key areas </text:span><text:span text:style-name="T10">where</text:span><text:span text:style-name="T3"> </text:span><text:span text:style-name="T4">data curation </text:span><text:span text:style-name="T3">is very important for our </text:span><text:span text:style-name="T6">company </text:span><text:span text:style-name="T5">include, but are not limited to:</text:span></text:p>
      <text:list xml:id="list563793917952817349" text:style-name="L1">
        <text:list-item>
          <text:p text:style-name="P10"><text:span text:style-name="T4">Preservation – </text:span><text:span text:style-name="T8">in order to ensure that data is understandable and usable for our future operations, we must maintain a strict, documented preservation strategy including not </text:span><text:span text:style-name="T11">only </text:span><text:span text:style-name="T8">preservation at the level of characters and syntax, but also the </text:span><text:span text:style-name="T11">meaning</text:span><text:span text:style-name="T8"> of data and the generation and preservation of all metadata ensuring that the data is </text:span><text:span text:style-name="T11">usable</text:span><text:span text:style-name="T8"> and understandable, can be validated and audited for provenance. We need to implement this strategy with discipline, documenting every action taken.</text:span></text:p>
        </text:list-item>
        <text:list-item>
          <text:p text:style-name="P10"><text:span text:style-name="T8">Moreover, p</text:span><text:span text:style-name="T4">rovenance </text:span><text:span text:style-name="T8">is of paramount importance for proper identification of inputs, calculations, and actions responsible for data values in situations when one data set gets derived from another.</text:span></text:p>
        </text:list-item>
      </text:list>
      <text:p text:style-name="P12"><text:span text:style-name="T8">I </text:span><text:span text:style-name="T1">hope that I have convinced you that data curation is too important to be disregarded and is extremely important for our mutual success as a company.</text:span></text:p>
      <text:p text:style-name="P11"><text:span text:style-name="T8"/></text:p>
      <text:p text:style-name="P13"><text:span text:style-name="T1">Respectfully,<text:line-break/>Andrew Nedilko</text:span></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2:38:23.884336638</meta:creation-date>
    <dc:date>2017-12-11T07:34:11.244800150</dc:date>
    <meta:editing-duration>PT10M31S</meta:editing-duration>
    <meta:editing-cycles>2</meta:editing-cycles>
    <meta:generator>LibreOffice/5.1.6.2$Linux_X86_64 LibreOffice_project/10m0$Build-2</meta:generator>
    <meta:document-statistic meta:table-count="0" meta:image-count="0" meta:object-count="0" meta:page-count="2" meta:paragraph-count="18" meta:word-count="600" meta:character-count="3708" meta:non-whitespace-character-count="3127"/>
  </office:meta>
</office:document-meta>
</file>